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564" officeooo:paragraph-rsid="0010b564"/>
    </style:style>
    <style:style style:name="P2" style:family="paragraph" style:parent-style-name="Standard">
      <style:text-properties officeooo:rsid="0011d83e" officeooo:paragraph-rsid="0011d83e"/>
    </style:style>
    <style:style style:name="P3" style:family="paragraph" style:parent-style-name="Standard">
      <style:text-properties officeooo:rsid="00136464" officeooo:paragraph-rsid="00136464"/>
    </style:style>
    <style:style style:name="P4" style:family="paragraph" style:parent-style-name="Standard">
      <style:text-properties officeooo:rsid="0014bbe3" officeooo:paragraph-rsid="0014bbe3"/>
    </style:style>
    <style:style style:name="P5" style:family="paragraph" style:parent-style-name="Standard">
      <style:text-properties officeooo:rsid="0015e9d9" officeooo:paragraph-rsid="0015e9d9"/>
    </style:style>
    <style:style style:name="P6" style:family="paragraph" style:parent-style-name="Standard">
      <style:text-properties officeooo:rsid="0017cef6" officeooo:paragraph-rsid="0017cef6"/>
    </style:style>
    <style:style style:name="T1" style:family="text">
      <style:text-properties officeooo:rsid="0017cef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utorium</text:p>
      <text:p text:style-name="P1">montags 13:15</text:p>
      <text:p text:style-name="P1"/>
      <text:p text:style-name="P2">Kannitverstan Radikale Infragestellung des Unterrichtens und des Lernens.</text:p>
      <text:p text:style-name="P2">Über einen Irrtum zur Wahrheit.</text:p>
      <text:p text:style-name="P2"/>
      <text:p text:style-name="P3">Geradliniges Lernen ist immer missglückt.</text:p>
      <text:p text:style-name="P3"/>
      <text:p text:style-name="P3">kanntiverstan</text:p>
      <text:p text:style-name="P3">Intrinsische Motivation → Fuck around and Find out</text:p>
      <text:p text:style-name="P3"/>
      <text:p text:style-name="P3">Verstehen – Ver Stehen - <text:s/>wo anders stehen</text:p>
      <text:p text:style-name="P3"/>
      <text:p text:style-name="P4">Abenteuerlustig != Nicht verstehender Handwerrksbursche</text:p>
      <text:p text:style-name="P4"/>
      <text:p text:style-name="P5">Während meine Eigne Naivität gerne als Vorsatz mehr zu Lernen gesehen werden darf → Kannitverstan zeigt das ich mich als Arroganter Wissender darstelle. Ich störe mich an der Tölpelhaftigkeit, wenn dies genau so </text:p>
      <text:p text:style-name="P5"/>
      <text:p text:style-name="P5"/>
      <text:p text:style-name="P5">“<text:span text:style-name="T1">Hegel ist wie Hebel, man muss die dinge sich entwickeln lassen”</text:span></text:p>
      <text:p text:style-name="P5"/>
      <text:p text:style-name="P6">Der Professor vermeidet explizit hochkomplexe Wortkonstrukte wie “Proletariat” Ist das weil wir uns in einer “Didaktik”vorlesung befinden? Oder weil er Didaktikvorlesungen gibt?</text:p>
      <text:p text:style-name="P6"/>
      <text:p text:style-name="P6"/>
      <text:p text:style-name="P6">*Unbeantwotete Frage:<text:line-break/><text:span text:style-name="T3">War Kannitverstan ein Werkzeug um die Reformpädagogik Salonfähig zu machen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09:48:44.191000000</meta:creation-date>
    <dc:date>2023-10-10T11:40:43.361000000</dc:date>
    <meta:editing-duration>PT34M45S</meta:editing-duration>
    <meta:editing-cycles>1</meta:editing-cycles>
    <meta:document-statistic meta:table-count="0" meta:image-count="0" meta:object-count="0" meta:page-count="1" meta:paragraph-count="13" meta:word-count="120" meta:character-count="876" meta:non-whitespace-character-count="766"/>
    <meta:generator>LibreOffice/7.3.7.2$Windows_X86_64 LibreOffice_project/e114eadc50a9ff8d8c8a0567d6da8f454beeb84f</meta:generator>
  </office:meta>
</office:document-meta>
</file>